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" style:family="paragraph" style:parent-style-name="Standard" style:list-style-name="L1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ff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dd4814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8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8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ff00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OF THE PROCESS: 09/12/2014</text:p>
      <text:list xml:id="list1440622985" text:style-name="L1">
        <text:list-item>
          <text:p text:style-name="P3">One Warehouse Manager Agent.</text:p>
        </text:list-item>
        <text:list-item>
          <text:p text:style-name="P3">10 Order Agents.</text:p>
        </text:list-item>
        <text:list-item>
          <text:p text:style-name="P3">3 Shelf Agents.</text:p>
        </text:list-item>
        <text:list-item>
          <text:p text:style-name="P3">1 Picker Agent.</text:p>
        </text:list-item>
        <text:list-item>
          <text:p text:style-name="P3">1 Robot Agent.</text:p>
        </text:list-item>
      </text:list>
      <text:p text:style-name="P8"/>
      <text:p text:style-name="P8">WarehouseManager: Started.</text:p>
      <text:p text:style-name="P8">Configuration read succesfuly.</text:p>
      <text:p text:style-name="P8">WarehouseManager: Configuration read succesfuly.</text:p>
      <text:p text:style-name="P8">WarehouseManager: Loaded behaviours</text:p>
      <text:p text:style-name="P8">WarehouseManager: Initial orders loaded: 10</text:p>
      <text:p text:style-name="P8">Order 0004: Started.</text:p>
      <text:p text:style-name="P8">Order 0001: Started.</text:p>
      <text:p text:style-name="P8">Order 0002: Started.</text:p>
      <text:p text:style-name="P8">Order 0006: Started.</text:p>
      <text:p text:style-name="P8">Order 0003: Started.</text:p>
      <text:p text:style-name="P8">Order 0005: Started.</text:p>
      <text:p text:style-name="P8">Order 0008: Started.</text:p>
      <text:p text:style-name="P8">Order 0007: Started.</text:p>
      <text:p text:style-name="P8">Order 0010: Started.</text:p>
      <text:p text:style-name="P8">Order 0009: Started.</text:p>
      <text:p text:style-name="P1"/>
      <text:p text:style-name="P9">Agent at: (2.89, 92.55).</text:p>
      <text:p text:style-name="P9">ShelfA: Initializing inventory of type -- Default --.</text:p>
      <text:p text:style-name="P9">Agent at: (67.09, 80.83).</text:p>
      <text:p text:style-name="P9">ShelfB: Initializing inventory of type -- Default --.</text:p>
      <text:p text:style-name="P9">Agent at: (2.43, 59.04).</text:p>
      <text:p text:style-name="P9">ShelfZ: Initializing inventory of type -- Default --.</text:p>
      <text:p text:style-name="P4"/>
      <text:p text:style-name="P11">--PICKER-------------</text:p>
      <text:p text:style-name="P11">Agent: GODHAND</text:p>
      <text:p text:style-name="P11">Picker Launched!</text:p>
      <text:p text:style-name="P11">Agent at: (54.51, 70.05).</text:p>
      <text:p text:style-name="P4"><text:span text:style-name="T3">---------------------</text:span></text:p>
      <text:p text:style-name="P11">------------------------------------</text:p>
      <text:p text:style-name="P11">GODHAND [searching orders].</text:p>
      <text:p text:style-name="P11">Found the following orders:</text:p>
      <text:p text:style-name="P11"><text:s text:c="2"/>&gt; Order 0009@212.201.79.70:1099/JADE</text:p>
      <text:p text:style-name="P11"><text:s text:c="2"/>&gt; Order 0003@212.201.79.70:1099/JADE</text:p>
      <text:p text:style-name="P11"><text:s text:c="2"/>&gt; Order 0001@212.201.79.70:1099/JADE</text:p>
      <text:p text:style-name="P11"><text:s text:c="2"/>&gt; Order 0002@212.201.79.70:1099/JADE</text:p>
      <text:p text:style-name="P11"><text:s text:c="2"/>&gt; Order 0004@212.201.79.70:1099/JADE</text:p>
      <text:p text:style-name="P11"><text:s text:c="2"/>&gt; Order 0006@212.201.79.70:1099/JADE</text:p>
      <text:p text:style-name="P11"><text:s text:c="2"/>&gt; Order 0010@212.201.79.70:1099/JADE</text:p>
      <text:p text:style-name="P11"><text:s text:c="2"/>&gt; Order 0007@212.201.79.70:1099/JADE</text:p>
      <text:p text:style-name="P11"><text:s text:c="2"/>&gt; Order 0008@212.201.79.70:1099/JADE</text:p>
      <text:p text:style-name="P11"><text:s text:c="2"/>&gt; Order 0005@212.201.79.70:1099/JADE</text:p>
      <text:p text:style-name="P11">------------------------------------</text:p>
      <text:p text:style-name="P11">GODHAND: Requested Order 0005.</text:p>
      <text:p text:style-name="P11">Order 0005 assigned to GODHAND.</text:p>
      <text:p text:style-name="P11">Order 0005: Requesting parts...</text:p>
      <text:p text:style-name="P11">GODHAND: Received order. Status: busy.</text:p>
      <text:p text:style-name="P11"/>
      <text:p text:style-name="P11">-SEARCHING FOR AGENTS---------------</text:p>
      <text:p text:style-name="P11">GODHAND: Found the following active agents:</text:p>
      <text:p text:style-name="P11">------------------------------------</text:p>
      <text:p text:style-name="P11"><text:soft-page-break/></text:p>
      <text:p text:style-name="P11">GODHAND: Requesting pieces</text:p>
      <text:p text:style-name="P11"/>
      <text:p text:style-name="P9">ShelfA: Order request received</text:p>
      <text:p text:style-name="P9">ShelfZ: Order request received</text:p>
      <text:p text:style-name="P9">ShelfB: Order request received</text:p>
      <text:p text:style-name="P9">ShelfA: deregistering service.</text:p>
      <text:p text:style-name="P9">ShelfA: All pieces are available. Sending position...</text:p>
      <text:p text:style-name="P9">ShelfZ: deregistering service.</text:p>
      <text:p text:style-name="P9">ShelfZ: All pieces are available. Sending position...</text:p>
      <text:p text:style-name="P9">ShelfB: deregistering service.</text:p>
      <text:p text:style-name="P9">ShelfB: All pieces are available. Sending position...</text:p>
      <text:p text:style-name="P9"/>
      <text:p text:style-name="P11">GODHAND: Selected Closest Shelf: ShelfB</text:p>
      <text:p text:style-name="P11"/>
      <text:p text:style-name="P9">Message not null</text:p>
      <text:p text:style-name="P9">Message not null</text:p>
      <text:p text:style-name="P9">ShelfZ: registering service.</text:p>
      <text:p text:style-name="P9">ShelfA: registering service.</text:p>
      <text:p text:style-name="P9"/>
      <text:p text:style-name="P11">------------------------------------</text:p>
      <text:p text:style-name="P11">GODHAND: [searching agents].</text:p>
      <text:p text:style-name="P11">Active agents:</text:p>
      <text:p text:style-name="P11"><text:s text:c="2"/>&gt; No free agents.</text:p>
      <text:p text:style-name="P11">------------------------------------</text:p>
      <text:p text:style-name="P11">------------------------------------</text:p>
      <text:p text:style-name="P11">GODHAND: [searching agents].</text:p>
      <text:p text:style-name="P11">Active agents:</text:p>
      <text:p text:style-name="P11"><text:s text:c="2"/>&gt; No free agents.</text:p>
      <text:p text:style-name="P11">------------------------------------</text:p>
      <text:p text:style-name="P11">------------------------------------</text:p>
      <text:p text:style-name="P11">GODHAND: [searching agents].</text:p>
      <text:p text:style-name="P11">Active agents:</text:p>
      <text:p text:style-name="P11"><text:s text:c="2"/>&gt; No free agents.</text:p>
      <text:p text:style-name="P11">------------------------------------</text:p>
      <text:p text:style-name="P4"/>
      <text:p text:style-name="P5">--ROBOT------------------</text:p>
      <text:p text:style-name="P5">Agent: Diego</text:p>
      <text:p text:style-name="P5">Agent at: (5.11, 28.56).</text:p>
      <text:p text:style-name="P5">-------------------------</text:p>
      <text:p text:style-name="P4"/>
      <text:p text:style-name="P11">------------------------------------</text:p>
      <text:p text:style-name="P11">GODHAND: [searching agents].</text:p>
      <text:p text:style-name="P11">Active agents:</text:p>
      <text:p text:style-name="P11"><text:s text:c="2"/>&gt; Diego@212.201.79.70:1099/JADE</text:p>
      <text:p text:style-name="P11">Robot picking will take place.</text:p>
      <text:p text:style-name="P11">------------------------------------</text:p>
      <text:p text:style-name="P4"/>
      <text:p text:style-name="P5">--------------------------</text:p>
      <text:p text:style-name="P5">Diego: [message received].</text:p>
      <text:p text:style-name="P5"><text:s text:c="2"/>&gt; Command: localization</text:p>
      <text:p text:style-name="P5"><text:s text:c="2"/>&gt; Location: (5.11, 28.56)</text:p>
      <text:p text:style-name="P5"><text:s text:c="2"/>&gt; I have sent my localization</text:p>
      <text:p text:style-name="P5">-------------------------</text:p>
      <text:p text:style-name="P4"/>
      <text:p text:style-name="P11">------------------------------------</text:p>
      <text:p text:style-name="P11">GODHAND: [commanding to fetch].</text:p>
      <text:p text:style-name="P11"><text:s text:c="2"/>&gt; Closet robot found: Diego</text:p>
      <text:p text:style-name="P11"><text:soft-page-break/><text:s text:c="2"/>&gt; Fetch sent to the chosen agent.</text:p>
      <text:p text:style-name="P11"><text:s text:c="2"/>&gt; Waiting for finalization.</text:p>
      <text:p text:style-name="P11">------------------------------------</text:p>
      <text:p text:style-name="P1"/>
      <text:p text:style-name="P1"/>
      <text:p text:style-name="P1"/>
      <text:p text:style-name="P1"/>
      <text:p text:style-name="P1"/>
      <text:p text:style-name="P5">--------------------------</text:p>
      <text:p text:style-name="P5">Diego: [message received].</text:p>
      <text:p text:style-name="P5"><text:s text:c="2"/>&gt; Command: fetch</text:p>
      <text:p text:style-name="P5">Diego: [fetching].</text:p>
      <text:p text:style-name="P5"><text:s text:c="2"/>&gt; Picker at: 54.51,70.05</text:p>
      <text:p text:style-name="P5"><text:s text:c="2"/>&gt; Target at: 67.09,80.83</text:p>
      <text:p text:style-name="P5">--------------------------</text:p>
      <text:p text:style-name="P5">------------------------------------</text:p>
      <text:p text:style-name="P5">Diego: [report].</text:p>
      <text:p text:style-name="P5"><text:s text:c="2"/>&gt; Shelf has been fetched.</text:p>
      <text:p text:style-name="P5">------------------------------------</text:p>
      <text:p text:style-name="P4"/>
      <text:p text:style-name="P10">------------------------------------</text:p>
      <text:p text:style-name="P10">GODHAND: [status].</text:p>
      <text:p text:style-name="P10"><text:s text:c="2"/>&gt; Shelf here</text:p>
      <text:p text:style-name="P10"><text:s text:c="2"/>&gt; Proceeding with the order.</text:p>
      <text:p text:style-name="P10">------------------------------------</text:p>
      <text:p text:style-name="P1"/>
      <text:p text:style-name="P5">--------------------------</text:p>
      <text:p text:style-name="P5">Diego: [message received].</text:p>
      <text:p text:style-name="P5"><text:s text:c="2"/>&gt; Command: return</text:p>
      <text:p text:style-name="P5">Diego: [returning].</text:p>
      <text:p text:style-name="P5"><text:s text:c="2"/>&gt; Shelf will be returned to: 67.09,80.83</text:p>
      <text:p text:style-name="P5">--------------------------</text:p>
      <text:p text:style-name="P4"/>
      <text:p text:style-name="P4"/>
      <text:p text:style-name="P11">GODHAND [searching orders].</text:p>
      <text:p text:style-name="P11">Found the following orders:</text:p>
      <text:p text:style-name="P11"><text:s text:c="2"/>&gt; Order 0009@212.201.79.70:1099/JADE</text:p>
      <text:p text:style-name="P11"><text:s text:c="2"/>&gt; Order 0003@212.201.79.70:1099/JADE</text:p>
      <text:p text:style-name="P11"><text:s text:c="2"/>&gt; Order 0001@212.201.79.70:1099/JADE</text:p>
      <text:p text:style-name="P11"><text:s text:c="2"/>&gt; Order 0002@212.201.79.70:1099/JADE</text:p>
      <text:p text:style-name="P11"><text:s text:c="2"/>&gt; Order 0004@212.201.79.70:1099/JADE</text:p>
      <text:p text:style-name="P11"><text:s text:c="2"/>&gt; Order 0006@212.201.79.70:1099/JADE</text:p>
      <text:p text:style-name="P11"><text:s text:c="2"/>&gt; Order 0010@212.201.79.70:1099/JADE</text:p>
      <text:p text:style-name="P11"><text:s text:c="2"/>&gt; Order 0007@212.201.79.70:1099/JADE</text:p>
      <text:p text:style-name="P11"><text:s text:c="2"/>&gt; Order 0008@212.201.79.70:1099/JADE</text:p>
      <text:p text:style-name="P11">------------------------------------</text:p>
      <text:p text:style-name="P11">GODHAND: Requested Order 0008.</text:p>
      <text:p text:style-name="P11">Order 0008 assigned to GODHAND.</text:p>
      <text:p text:style-name="P11">Order 0008: Requesting parts...</text:p>
      <text:p text:style-name="P11">GODHAND: Received order. Status: busy.</text:p>
      <text:p text:style-name="P11"/>
      <text:p text:style-name="P11">-SEARCHING FOR AGENTS---------------</text:p>
      <text:p text:style-name="P11">GODHAND: Found the following active agents:</text:p>
      <text:p text:style-name="P11">------------------------------------</text:p>
      <text:p text:style-name="P4"/>
      <text:p text:style-name="P11">GODHAND: Requesting pieces</text:p>
      <text:p text:style-name="P1"/>
      <text:p text:style-name="P9">ShelfA: Order request received</text:p>
      <text:p text:style-name="P9"><text:soft-page-break/>ShelfZ: Order request received</text:p>
      <text:p text:style-name="P9">ShelfA: deregistering service.</text:p>
      <text:p text:style-name="P9">ShelfA: All pieces are available. Sending position...</text:p>
      <text:p text:style-name="P9">ShelfZ: deregistering service.</text:p>
      <text:p text:style-name="P9">ShelfZ: All pieces are available. Sending position...</text:p>
      <text:p text:style-name="P1"/>
      <text:p text:style-name="P11">GODHAND: Selected Closest Shelf: ShelfZ</text:p>
      <text:p text:style-name="P1"/>
      <text:p text:style-name="P9">Message not null</text:p>
      <text:p text:style-name="P9">ShelfA: registering service.</text:p>
      <text:p text:style-name="P1"/>
      <text:p text:style-name="P11">------------------------------------</text:p>
      <text:p text:style-name="P11">GODHAND: [searching agents].</text:p>
      <text:p text:style-name="P11">Active agents:</text:p>
      <text:p text:style-name="P11"><text:s text:c="2"/>&gt; No free agents.</text:p>
      <text:p text:style-name="P11">------------------------------------</text:p>
      <text:p text:style-name="P4"/>
      <text:p text:style-name="P5">------------------------------------</text:p>
      <text:p text:style-name="P5">Diego: [report].</text:p>
      <text:p text:style-name="P5"><text:s text:c="2"/>&gt; Shelf has been returned.</text:p>
      <text:p text:style-name="P5">------------------------------------</text:p>
      <text:p text:style-name="P4"/>
      <text:p text:style-name="P11">------------------------------------</text:p>
      <text:p text:style-name="P11">GODHAND: [searching agents].</text:p>
      <text:p text:style-name="P11">Active agents:</text:p>
      <text:p text:style-name="P11"><text:s text:c="2"/>&gt; Diego@212.201.79.70:1099/JADE</text:p>
      <text:p text:style-name="P11">Robot picking will take place.</text:p>
      <text:p text:style-name="P11">------------------------------------</text:p>
      <text:p text:style-name="P4"/>
      <text:p text:style-name="P5">--------------------------</text:p>
      <text:p text:style-name="P5">Diego: [message received].</text:p>
      <text:p text:style-name="P5"><text:s text:c="2"/>&gt; Command: localization</text:p>
      <text:p text:style-name="P5"><text:s text:c="2"/>&gt; Location: (5.11, 28.56)).</text:p>
      <text:p text:style-name="P5"><text:s text:c="2"/>&gt; I have sent my localization</text:p>
      <text:p text:style-name="P5">-------------------------</text:p>
      <text:p text:style-name="P4"/>
      <text:p text:style-name="P11">------------------------------------</text:p>
      <text:p text:style-name="P11">GODHAND: [commanding to fetch].</text:p>
      <text:p text:style-name="P11"><text:s text:c="2"/>&gt; Closet robot found: Diego</text:p>
      <text:p text:style-name="P11"><text:s text:c="2"/>&gt; Fetch sent to the chosen agent.</text:p>
      <text:p text:style-name="P11"><text:s text:c="2"/>&gt; Waiting for finalization.</text:p>
      <text:p text:style-name="P11">------------------------------------</text:p>
      <text:p text:style-name="P1"/>
      <text:p text:style-name="P5">--------------------------</text:p>
      <text:p text:style-name="P5">Diego: [message received].</text:p>
      <text:p text:style-name="P5"><text:s text:c="2"/>&gt; Command: fetch</text:p>
      <text:p text:style-name="P5">Diego: [fetching].</text:p>
      <text:p text:style-name="P5"><text:s text:c="2"/>&gt; Picker at: 54.51,70.05</text:p>
      <text:p text:style-name="P5"><text:s text:c="2"/>&gt; Target at: 2.43,59.04</text:p>
      <text:p text:style-name="P5">--------------------------</text:p>
      <text:p text:style-name="P5">------------------------------------</text:p>
      <text:p text:style-name="P5">Diego: [report].</text:p>
      <text:p text:style-name="P5"><text:s text:c="2"/>&gt; Shelf has been fetched.</text:p>
      <text:p text:style-name="P5">------------------------------------</text:p>
      <text:p text:style-name="P4"/>
      <text:p text:style-name="P10">------------------------------------</text:p>
      <text:p text:style-name="P10">GODHAND: [status].</text:p>
      <text:p text:style-name="P10"><text:s text:c="2"/>&gt; Shelf here</text:p>
      <text:p text:style-name="P10"><text:soft-page-break/><text:s text:c="2"/>&gt; Proceeding with the order.</text:p>
      <text:p text:style-name="P10">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5">--------------------------</text:p>
      <text:p text:style-name="P5">Diego: [message received].</text:p>
      <text:p text:style-name="P5"><text:s text:c="2"/>&gt; Command: return</text:p>
      <text:p text:style-name="P5">Diego: [returning].</text:p>
      <text:p text:style-name="P5"><text:s text:c="2"/>&gt; Shelf will be returned to: 2.43,59.04</text:p>
      <text:p text:style-name="P5">--------------------------</text:p>
      <text:p text:style-name="P4"/>
      <text:p text:style-name="P11">GODHAND [searching orders].</text:p>
      <text:p text:style-name="P11">Found the following orders:</text:p>
      <text:p text:style-name="P11"><text:s text:c="2"/>&gt; Order 0009@212.201.79.70:1099/JADE</text:p>
      <text:p text:style-name="P11"><text:s text:c="2"/>&gt; Order 0003@212.201.79.70:1099/JADE</text:p>
      <text:p text:style-name="P11"><text:s text:c="2"/>&gt; Order 0001@212.201.79.70:1099/JADE</text:p>
      <text:p text:style-name="P11"><text:s text:c="2"/>&gt; Order 0002@212.201.79.70:1099/JADE</text:p>
      <text:p text:style-name="P11"><text:s text:c="2"/>&gt; Order 0004@212.201.79.70:1099/JADE</text:p>
      <text:p text:style-name="P11"><text:s text:c="2"/>&gt; Order 0006@212.201.79.70:1099/JADE</text:p>
      <text:p text:style-name="P11"><text:s text:c="2"/>&gt; Order 0010@212.201.79.70:1099/JADE</text:p>
      <text:p text:style-name="P11"><text:s text:c="2"/>&gt; Order 0007@212.201.79.70:1099/JADE</text:p>
      <text:p text:style-name="P11">------------------------------------</text:p>
      <text:p text:style-name="P11">GODHAND: Requested Order 0007.</text:p>
      <text:p text:style-name="P11">Order 0007 assigned to GODHAND.</text:p>
      <text:p text:style-name="P11">Order 0007: Requesting parts...</text:p>
      <text:p text:style-name="P11">GODHAND: Received order. Status: busy.</text:p>
      <text:p text:style-name="P11"/>
      <text:p text:style-name="P11">-SEARCHING FOR AGENTS---------------</text:p>
      <text:p text:style-name="P11">GODHAND: Found the following active agents:</text:p>
      <text:p text:style-name="P11">------------------------------------</text:p>
      <text:p text:style-name="P11"/>
      <text:p text:style-name="P11">GODHAND: Requesting pieces</text:p>
      <text:p text:style-name="P11"/>
      <text:p text:style-name="P5">ShelfA: Order request received</text:p>
      <text:p text:style-name="P5">ShelfA: deregistering service.</text:p>
      <text:p text:style-name="P5">ShelfA: All pieces are available. Sending position...</text:p>
      <text:p text:style-name="P1"/>
      <text:p text:style-name="P11">GODHAND: Selected Closest Shelf: ShelfA</text:p>
      <text:p text:style-name="P11">------------------------------------</text:p>
      <text:p text:style-name="P11">GODHAND: [searching agents].</text:p>
      <text:p text:style-name="P11">Active agents:</text:p>
      <text:p text:style-name="P11"><text:s text:c="2"/>&gt; No free agents.</text:p>
      <text:p text:style-name="P11">------------------------------------</text:p>
      <text:p text:style-name="P4"/>
      <text:p text:style-name="P5">------------------------------------</text:p>
      <text:p text:style-name="P5">Diego: [report].</text:p>
      <text:p text:style-name="P5"><text:s text:c="2"/>&gt; Shelf has been returned.</text:p>
      <text:p text:style-name="P5">------------------------------------</text:p>
      <text:p text:style-name="P4"/>
      <text:p text:style-name="P11">------------------------------------</text:p>
      <text:p text:style-name="P11">GODHAND: [searching agents].</text:p>
      <text:p text:style-name="P11">Active agents:</text:p>
      <text:p text:style-name="P11"><text:s text:c="2"/>&gt; Diego@212.201.79.70:1099/JADE</text:p>
      <text:p text:style-name="P11">Robot picking will take place.</text:p>
      <text:p text:style-name="P11"><text:soft-page-break/>------------------------------------</text:p>
      <text:p text:style-name="P4"/>
      <text:p text:style-name="P5">--------------------------</text:p>
      <text:p text:style-name="P5">Diego: [message received].</text:p>
      <text:p text:style-name="P5"><text:s text:c="2"/>&gt; Command: localization</text:p>
      <text:p text:style-name="P5"><text:s text:c="2"/>&gt; Location: (5.11, 28.56)</text:p>
      <text:p text:style-name="P5"><text:s text:c="2"/>&gt; I have sent my localization</text:p>
      <text:p text:style-name="P4"><text:span text:style-name="T4">-------------------------</text:span></text:p>
      <text:p text:style-name="P11">------------------------------------</text:p>
      <text:p text:style-name="P11">GODHAND: [commanding to fetch].</text:p>
      <text:p text:style-name="P11"><text:s text:c="2"/>&gt; Closet robot found: Diego</text:p>
      <text:p text:style-name="P11"><text:s text:c="2"/>&gt; Fetch sent to the chosen agent.</text:p>
      <text:p text:style-name="P11"><text:s text:c="2"/>&gt; Waiting for finalization.</text:p>
      <text:p text:style-name="P11">------------------------------------</text:p>
      <text:p text:style-name="P1"/>
      <text:p text:style-name="P5">--------------------------</text:p>
      <text:p text:style-name="P5">Diego: [message received].</text:p>
      <text:p text:style-name="P5"><text:s text:c="2"/>&gt; Command: fetch</text:p>
      <text:p text:style-name="P5">Diego: [fetching].</text:p>
      <text:p text:style-name="P5"><text:s text:c="2"/>&gt; Picker at: 54.51,70.05</text:p>
      <text:p text:style-name="P5"><text:s text:c="2"/>&gt; Target at: 2.89,92.55</text:p>
      <text:p text:style-name="P5">--------------------------</text:p>
      <text:p text:style-name="P5">------------------------------------</text:p>
      <text:p text:style-name="P5">Diego: [report].</text:p>
      <text:p text:style-name="P5"><text:s text:c="2"/>&gt; Shelf has been fetched.</text:p>
      <text:p text:style-name="P5">------------------------------------</text:p>
      <text:p text:style-name="P4"/>
      <text:p text:style-name="P11">------------------------------------</text:p>
      <text:p text:style-name="P11">GODHAND: [status].</text:p>
      <text:p text:style-name="P11"><text:s text:c="2"/>&gt; Shelf here</text:p>
      <text:p text:style-name="P11"><text:s text:c="2"/>&gt; Proceeding with the order.</text:p>
      <text:p text:style-name="P11">------------------------------------</text:p>
      <text:p text:style-name="P1"/>
      <text:p text:style-name="P5">--------------------------</text:p>
      <text:p text:style-name="P5">Diego: [message received].</text:p>
      <text:p text:style-name="P5"><text:s text:c="2"/>&gt; Command: return</text:p>
      <text:p text:style-name="P5">Diego: [returning].</text:p>
      <text:p text:style-name="P5"><text:s text:c="2"/>&gt; Shelf will be returned to: 2.89,92.55</text:p>
      <text:p text:style-name="P5">--------------------------</text:p>
      <text:p text:style-name="P4"/>
      <text:p text:style-name="P11">GODHAND [searching orders].</text:p>
      <text:p text:style-name="P11">Found the following orders:</text:p>
      <text:p text:style-name="P11"><text:s text:c="2"/>&gt; Order 0009@212.201.79.70:1099/JADE</text:p>
      <text:p text:style-name="P11"><text:s text:c="2"/>&gt; Order 0003@212.201.79.70:1099/JADE</text:p>
      <text:p text:style-name="P11"><text:s text:c="2"/>&gt; Order 0001@212.201.79.70:1099/JADE</text:p>
      <text:p text:style-name="P11"><text:s text:c="2"/>&gt; Order 0002@212.201.79.70:1099/JADE</text:p>
      <text:p text:style-name="P11"><text:s text:c="2"/>&gt; Order 0004@212.201.79.70:1099/JADE</text:p>
      <text:p text:style-name="P11"><text:s text:c="2"/>&gt; Order 0006@212.201.79.70:1099/JADE</text:p>
      <text:p text:style-name="P11"><text:s text:c="2"/>&gt; Order 0010@212.201.79.70:1099/JADE</text:p>
      <text:p text:style-name="P11">------------------------------------</text:p>
      <text:p text:style-name="P11">GODHAND: Requested Order 0010.</text:p>
      <text:p text:style-name="P11">Order 0010 assigned to GODHAND.</text:p>
      <text:p text:style-name="P11">Order 0010: Requesting parts...</text:p>
      <text:p text:style-name="P11">GODHAND: Received order. Status: busy.</text:p>
      <text:p text:style-name="P11"/>
      <text:p text:style-name="P11">-SEARCHING FOR AGENTS---------------</text:p>
      <text:p text:style-name="P11">GODHAND: Found the following active agents:</text:p>
      <text:p text:style-name="P11">------------------------------------</text:p>
      <text:p text:style-name="P11"><text:soft-page-break/></text:p>
      <text:p text:style-name="P11">GODHAND: Requesting pieces</text:p>
      <text:p text:style-name="P11">GODHAND: Selected Closest Shelf: null</text:p>
      <text:p text:style-name="P11"/>
      <text:p text:style-name="P11"/>
      <text:p text:style-name="P11"/>
      <text:p text:style-name="P11"/>
      <text:p text:style-name="P11"/>
      <text:p text:style-name="P11">------------------------------------</text:p>
      <text:p text:style-name="P11">GODHAND: [searching agents].</text:p>
      <text:p text:style-name="P11">Active agents:</text:p>
      <text:p text:style-name="P11"><text:s text:c="2"/>&gt; No free agents.</text:p>
      <text:p text:style-name="P11">------------------------------------</text:p>
      <text:p text:style-name="P4"/>
      <text:p text:style-name="P5">------------------------------------</text:p>
      <text:p text:style-name="P5">Diego: [report].</text:p>
      <text:p text:style-name="P5"><text:s text:c="2"/>&gt; Shelf has been returned.</text:p>
      <text:p text:style-name="P5">------------------------------------</text:p>
      <text:p text:style-name="P4"/>
      <text:p text:style-name="P11">------------------------------------</text:p>
      <text:p text:style-name="P11">GODHAND: [searching agents].</text:p>
      <text:p text:style-name="P11">Active agents:</text:p>
      <text:p text:style-name="P11"><text:s text:c="2"/>&gt; Diego@212.201.79.70:1099/JADE</text:p>
      <text:p text:style-name="P11">Robot picking will take place.</text:p>
      <text:p text:style-name="P11">------------------------------------</text:p>
      <text:p text:style-name="P4"/>
      <text:p text:style-name="P6">--------------------------</text:p>
      <text:p text:style-name="P6">Diego: [message received].</text:p>
      <text:p text:style-name="P6"><text:s text:c="2"/>&gt; Command: localization</text:p>
      <text:p text:style-name="P6"><text:s text:c="2"/>&gt; Location: (5.11, 28.56)).</text:p>
      <text:p text:style-name="P6"><text:s text:c="2"/>&gt; I have sent my localization</text:p>
      <text:p text:style-name="P6">-------------------------</text:p>
      <text:p text:style-name="P4"/>
      <text:p text:style-name="P11">------------------------------------</text:p>
      <text:p text:style-name="P11">GODHAND: [commanding to fetch].</text:p>
      <text:p text:style-name="P11"><text:s text:c="2"/>&gt; Closet robot found: Diego</text:p>
      <text:p text:style-name="P11"><text:s text:c="2"/>&gt; Fetch sent to the chosen agent.</text:p>
      <text:p text:style-name="P11"><text:s text:c="2"/>&gt; Waiting for finalization.</text:p>
      <text:p text:style-name="P11">------------------------------------</text:p>
      <text:p text:style-name="P1"/>
      <text:p text:style-name="P5">--------------------------</text:p>
      <text:p text:style-name="P5">Diego: [message received].</text:p>
      <text:p text:style-name="P5"><text:s text:c="2"/>&gt; Command: fetch</text:p>
      <text:p text:style-name="P5">Diego: [fetching].</text:p>
      <text:p text:style-name="P5"><text:s text:c="2"/>&gt; Picker at: 54.51,70.05</text:p>
      <text:p text:style-name="P5"><text:s text:c="2"/>&gt; Target at: 0.00,0.00</text:p>
      <text:p text:style-name="P5">--------------------------</text:p>
      <text:p text:style-name="P5">------------------------------------</text:p>
      <text:p text:style-name="P5">Diego: [report].</text:p>
      <text:p text:style-name="P5"><text:s text:c="2"/>&gt; Shelf has been fetched.</text:p>
      <text:p text:style-name="P5">------------------------------------</text:p>
      <text:p text:style-name="P4"/>
      <text:p text:style-name="P11">------------------------------------</text:p>
      <text:p text:style-name="P11">GODHAND: [status].</text:p>
      <text:p text:style-name="P11"><text:s text:c="2"/>&gt; Shelf here</text:p>
      <text:p text:style-name="P11"><text:s text:c="2"/>&gt; Proceeding with the order.</text:p>
      <text:p text:style-name="P11">------------------------------------</text:p>
      <text:p text:style-name="P1"/>
      <text:p text:style-name="P5"><text:soft-page-break/>--------------------------</text:p>
      <text:p text:style-name="P5">Diego: [message received].</text:p>
      <text:p text:style-name="P5"><text:s text:c="2"/>&gt; Command: return</text:p>
      <text:p text:style-name="P5">Diego: [returning].</text:p>
      <text:p text:style-name="P5"><text:s text:c="2"/>&gt; Shelf will be returned to: 0.00,0.00</text:p>
      <text:p text:style-name="P5">--------------------------</text:p>
      <text:p text:style-name="P4"/>
      <text:p text:style-name="P4"/>
      <text:p text:style-name="P11">GODHAND [searching orders].</text:p>
      <text:p text:style-name="P11">Found the following orders:</text:p>
      <text:p text:style-name="P11"><text:s text:c="2"/>&gt; Order 0009@212.201.79.70:1099/JADE</text:p>
      <text:p text:style-name="P11"><text:s text:c="2"/>&gt; Order 0003@212.201.79.70:1099/JADE</text:p>
      <text:p text:style-name="P11"><text:s text:c="2"/>&gt; Order 0001@212.201.79.70:1099/JADE</text:p>
      <text:p text:style-name="P11"><text:s text:c="2"/>&gt; Order 0002@212.201.79.70:1099/JADE</text:p>
      <text:p text:style-name="P11"><text:s text:c="2"/>&gt; Order 0004@212.201.79.70:1099/JADE</text:p>
      <text:p text:style-name="P11"><text:s text:c="2"/>&gt; Order 0006@212.201.79.70:1099/JADE</text:p>
      <text:p text:style-name="P11">------------------------------------</text:p>
      <text:p text:style-name="P11"/>
      <text:p text:style-name="P11">GODHAND: Requested Order 0006.</text:p>
      <text:p text:style-name="P11">Order 0006 assigned to GODHAND.</text:p>
      <text:p text:style-name="P11">Order 0006: Requesting parts...</text:p>
      <text:p text:style-name="P11">GODHAND: Received order. Status: busy.</text:p>
      <text:p text:style-name="P11"/>
      <text:p text:style-name="P11"/>
      <text:p text:style-name="P11">-SEARCHING FOR AGENTS---------------</text:p>
      <text:p text:style-name="P11">GODHAND: Found the following active agents:</text:p>
      <text:p text:style-name="P11">------------------------------------</text:p>
      <text:p text:style-name="P11"/>
      <text:p text:style-name="P11">GODHAND: Requesting pieces</text:p>
      <text:p text:style-name="P11">GODHAND: Selected Closest Shelf: null</text:p>
      <text:p text:style-name="P11">------------------------------------</text:p>
      <text:p text:style-name="P11">GODHAND: [searching agents].</text:p>
      <text:p text:style-name="P11">Active agents:</text:p>
      <text:p text:style-name="P11"><text:s text:c="2"/>&gt; No free agents.</text:p>
      <text:p text:style-name="P11">------------------------------------</text:p>
      <text:p text:style-name="P4"/>
      <text:p text:style-name="P5">------------------------------------</text:p>
      <text:p text:style-name="P5">Diego: [report].</text:p>
      <text:p text:style-name="P5"><text:s text:c="2"/>&gt; Shelf has been returned.</text:p>
      <text:p text:style-name="P5">------------------------------------</text:p>
      <text:p text:style-name="P4"/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verden </meta:initial-creator>
    <meta:creation-date>2014-12-08T23:48:57</meta:creation-date>
    <dc:date>2014-12-09T00:06:45</dc:date>
    <dc:creator>Laverden </dc:creator>
    <meta:editing-duration>PT2M38S</meta:editing-duration>
    <meta:editing-cycles>1</meta:editing-cycles>
    <meta:document-statistic meta:table-count="0" meta:image-count="0" meta:object-count="0" meta:page-count="8" meta:paragraph-count="372" meta:word-count="1128" meta:character-count="11097" meta:non-whitespace-character-count="10129"/>
    <meta:generator>LibreOffice/3.5$Linux_X86_64 LibreOffice_project/350m1$Build-2</meta:generator>
  </office:meta>
</office:document-meta>
</file>